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1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23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04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1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2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10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2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13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1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1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24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0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14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1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05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3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1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2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2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0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0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0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2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2-25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20-01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9-11-07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9-07-2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9-04-25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9-01-1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8-11-0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8-08-0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8-04-2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8-01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7-10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7-07-3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7-04-1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7-01-0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6-10-1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6-07-0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6-04-13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6-02-03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5-07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5-05-2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5-01-29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4-12-0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4-08-07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4-05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4-02-0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3-11-1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3-08-0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3-04-25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3-02-2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2-10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2-07-2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2-05-10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2-02-1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1-11-0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1-08-0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1-05-1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1-02-0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0-10-28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0-07-1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0-04-15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10-01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9-11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9-07-13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9-04-14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9-02-2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8-10-0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8-07-1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8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8-01-2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7-10-3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7-07-1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7-05-3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7-01-22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6-11-0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6-07-1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6-04-12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3-02-1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1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1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200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7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6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621076404203</text:p>
          </table:table-cell>
          <table:table-cell office:value-type="string" calcext:value-type="string">
            <text:p>57H 22 SOW 192C</text:p>
          </table:table-cell>
          <table:table-cell office:value-type="string" calcext:value-type="string">
            <text:p>199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42" meta:object-count="0"/>
    <meta:user-defined meta:name="AppVersion">3.0</meta:user-defined>
  </office:meta>
</office:document-meta>
</file>